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ArgumentResolver.StubArgumentResolver( Class &lt; ? &gt; value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ArgumentResolver.StubArgumentResolver( Class &lt; ?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rgumentResolver.getResolv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rgumentResolver.resolveArgument( MethodParameter parameter , ModelAndViewContainer mavContainer , NativeWebRequest webRequest , WebDataBinderFactory bin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ArgumentResolver.StubArgumentResolv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